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6869" officeooo:paragraph-rsid="00096869"/>
    </style:style>
    <style:style style:name="P2" style:family="paragraph" style:parent-style-name="Standard">
      <style:text-properties fo:font-style="normal" fo:font-weight="normal" officeooo:rsid="00096869" officeooo:paragraph-rsid="0009686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b1486" officeooo:paragraph-rsid="000b1486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1- SERVICESMODEL</text:span> tiene una función </text:p>
      <text:p text:style-name="P1"/>
      <text:p text:style-name="P1"><text:s text:c="2"/><text:span text:style-name="T2">public function tratamiento($data){</text:span></text:p>
      <text:p text:style-name="P1"/>
      <text:p text:style-name="P2">estan los condicionales del <text:s/><text:span text:style-name="T1">srvmod</text:span> </text:p>
      <text:p text:style-name="P2"/>
      <text:p text:style-name="P2"/>
      <text:p text:style-name="P2"><text:tab/><text:tab/> <text:s text:c="3"/><text:span text:style-name="T1">SELECCIÓN DIRECTA</text:span><text:tab/><text:tab/></text:p>
      <text:p text:style-name="P2"/>
      <text:p text:style-name="P2"><text:s text:c="29"/>if($result[0]['srvmod']==1){</text:p>
      <text:p text:style-name="P2"><text:s text:c="36"/>$json['istrue']['onclick'] = "direct_modal_odd_click";</text:p>
      <text:p text:style-name="P2"><text:s text:c="36"/>$href="#";</text:p>
      <text:p text:style-name="P2"><text:s text:c="36"/>$data_modal=""; <text:s text:c="3"/></text:p>
      <text:p text:style-name="P2"><text:s text:c="29"/>}</text:p>
      <text:p text:style-name="P2"/>
      <text:p text:style-name="P2"><text:s text:c="28"/></text:p>
      <text:p text:style-name="P2"><text:tab/><text:tab/><text:span text:style-name="T1">SELECCIÓN CON STANDARES</text:span></text:p>
      <text:p text:style-name="P2"/>
      <text:p text:style-name="P2"><text:s text:c="28"/>if($result[0]['srvmod']==2){</text:p>
      <text:p text:style-name="P2"><text:s text:c="35"/>$json['istrue']['onclick'] = "new_modal_odd_click";</text:p>
      <text:p text:style-name="P2"><text:s text:c="35"/>$href = $json['istrue']['href'];</text:p>
      <text:p text:style-name="P2"><text:s text:c="35"/>$data_modal = $json['istrue']['data-toggle'];</text:p>
      <text:p text:style-name="P2"><text:s text:c="29"/>}</text:p>
      <text:p text:style-name="P2"/>
      <text:p text:style-name="P2"/>
      <text:p text:style-name="P2"><text:tab/><text:tab/><text:span text:style-name="T1">SELECCIÓN CON INSUMOS PREDETERMINADOS</text:span></text:p>
      <text:p text:style-name="P2"/>
      <text:p text:style-name="P2"><text:s text:c="28"/>if($result[0]['srvmod']==4){</text:p>
      <text:p text:style-name="P2"><text:s text:c="35"/>$json['istrue']['onclick'] = "new_modal_odd_click";</text:p>
      <text:p text:style-name="P2"><text:s text:c="35"/>$href = $json['istrue']['href'];</text:p>
      <text:p text:style-name="P2"><text:s text:c="35"/>$data_modal = $json['istrue']['data-toggle'];</text:p>
      <text:p text:style-name="P2"><text:s text:c="29"/>}</text:p>
      <text:p text:style-name="P2"/>
      <text:p text:style-name="P2"/>
      <text:p text:style-name="P2"/>
      <text:p text:style-name="P2"/>
      <text:p text:style-name="P2">EL ARCHIVO <text:s/><text:span text:style-name="T1">odd_AJAX.php <text:s/>( Module/orderDetail/Modal/odd/ )</text:span></text:p>
      <text:p text:style-name="P2"/>
      <text:p text:style-name="P3">en el </text:p>
      <text:p text:style-name="P2"/>
      <text:p text:style-name="P3"><text:span text:style-name="T1">if ($_POST['accion'] == "new_odd")</text:span></text:p>
      <text:p text:style-name="P3"/>
      <text:p text:style-name="P3"><text:span text:style-name="T1">Se manejan ls condicionale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10-02T22:19:20.410529780</meta:creation-date>
    <dc:date>2016-10-03T01:05:58.315913735</dc:date>
    <dc:creator>pitagora </dc:creator>
    <meta:editing-duration>PT2H15M57S</meta:editing-duration>
    <meta:editing-cycles>1</meta:editing-cycles>
    <meta:document-statistic meta:table-count="0" meta:image-count="0" meta:object-count="0" meta:page-count="1" meta:paragraph-count="26" meta:word-count="67" meta:character-count="1268" meta:non-whitespace-character-count="683"/>
    <meta:generator>LibreOffice/4.3.3.2$Linux_X86_64 LibreOffice_project/430m0$Build-2</meta:generator>
  </office:meta>
</office:document-meta>
</file>